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P2" style:parent-style-name="ListParagraph" style:list-style-name="LFO1" style:family="paragraph"/>
    <style:style style:name="P3" style:parent-style-name="ListParagraph" style:list-style-name="LFO1" style:family="paragraph"/>
    <style:style style:name="P4" style:parent-style-name="ListParagraph" style:list-style-name="LFO2" style:family="paragraph"/>
    <style:style style:name="P5" style:parent-style-name="ListParagraph" style:list-style-name="LFO2" style:family="paragraph"/>
    <style:style style:name="P6" style:parent-style-name="ListParagraph" style:list-style-name="LFO2" style:family="paragraph"/>
    <style:style style:name="P7" style:parent-style-name="ListParagraph" style:list-style-name="LFO3" style:family="paragraph"/>
    <style:style style:name="P8" style:parent-style-name="ListParagraph" style:list-style-name="LFO3" style:family="paragraph"/>
    <style:style style:name="P9" style:parent-style-name="ListParagraph" style:list-style-name="LFO4" style:family="paragraph"/>
    <style:style style:name="P10" style:parent-style-name="ListParagraph" style:list-style-name="LFO4" style:family="paragraph"/>
    <style:style style:name="P11" style:parent-style-name="ListParagraph" style:list-style-name="LFO4" style:family="paragraph"/>
    <style:style style:name="P12" style:parent-style-name="ListParagraph" style:list-style-name="LFO5" style:family="paragraph"/>
    <style:style style:name="P13" style:parent-style-name="ListParagraph" style:list-style-name="LFO5" style:family="paragraph"/>
    <style:style style:name="P14" style:parent-style-name="Normal" style:family="paragraph">
      <style:text-properties fo:font-weight="bold" style:font-weight-asian="bold" style:font-weight-complex="bold"/>
    </style:style>
    <style:style style:name="P15" style:parent-style-name="Normal" style:family="paragraph">
      <style:text-properties fo:font-weight="bold" style:font-weight-asian="bold" style:font-weight-complex="bold"/>
    </style:style>
  </office:automatic-styles>
  <office:body>
    <office:text text:use-soft-page-breaks="true">
      <text:h text:style-name="P1" text:outline-level="1">Subreddit: cars</text:h>
      <text:h text:style-name="Heading2" text:outline-level="2">Keyword: sustainability</text:h>
      <text:h text:style-name="Heading3" text:outline-level="3">Formula 1 Is Creating a 100% Sustainable Fuel to Keep Internal Combustion Alive</text:h>
      <text:p text:style-name="Normal">Score: 3242</text:p>
      <text:p text:style-name="Normal">Comments: 453</text:p>
      <text:p text:style-name="Normal">URL: https://www.caranddriver.com/news/a37872650/formula-1-auto-racing-sustainable-fuel/</text:p>
      <text:h text:style-name="Heading3" text:outline-level="3">Audi Says Sustainable Fuels Won't Save The Combustion Engine</text:h>
      <text:p text:style-name="Normal">Score: 743</text:p>
      <text:p text:style-name="Normal">Comments: 397</text:p>
      <text:p text:style-name="Normal">URL:<text:s/><text:a xlink:href="https://carbuzz.com/news/audi-says-sustainable-fuels-wont-save-the-combustion-engine" office:target-frame-name="_top" xlink:show="replace"><text:span text:style-name="Hyperlink">https://carbuzz.com/news/audi-says-sustainable-fuels-wont-save-the-combustion-engine</text:span></text:a></text:p>
      <text:list text:style-name="LFO1" text:continue-numbering="true">
        <text:list-item>
          <text:p text:style-name="P2">What alternative strategies are automotive manufacturers pursuing in response to the decline of combustion engines?</text:p>
        </text:list-item>
        <text:list-item>
          <text:p text:style-name="P3"/>
        </text:list-item>
      </text:list>
      <text:p text:style-name="Normal"/>
      <text:h text:style-name="Heading3" text:outline-level="3">Are old cars more reliable? Planned obsolescence and sustainability in the auto industry</text:h>
      <text:p text:style-name="Normal">Score: 173</text:p>
      <text:p text:style-name="Normal">Comments: 106</text:p>
      <text:p text:style-name="Normal">URL: https://www.youtube.com/watch?v=SeMZGICNSMg</text:p>
      <text:p text:style-name="Normal">---</text:p>
      <text:h text:style-name="Heading2" text:outline-level="2">Keyword: carbon neutrality</text:h>
      <text:h text:style-name="Heading3" text:outline-level="3">Genesis To Become EV-Only Brand From 2025, Carbon Neutral By 2035</text:h>
      <text:p text:style-name="Normal">Score: 719</text:p>
      <text:p text:style-name="Normal">Comments: 247</text:p>
      <text:p text:style-name="Normal">URL:<text:s/><text:a xlink:href="https://www.carscoops.com/2021/09/genesis-to-become-ev-only-brand-from-2025-carbon-neutral-by-2035/" office:target-frame-name="_top" xlink:show="replace"><text:span text:style-name="Hyperlink">https://www.carscoops.com/2021/09/genesis-to-become-ev-only-brand-from-2025-carbon-neutral-by-2035/</text:span></text:a></text:p>
      <text:soft-page-break/>
      <text:list text:style-name="LFO2" text:continue-numbering="true">
        <text:list-item>
          <text:p text:style-name="P4">How will consumer perceptions and demand for electric vehicles affect Genesis's transition to an all-EV lineup?</text:p>
        </text:list-item>
        <text:list-item>
          <text:p text:style-name="P5">What are the environmental benefits of Genesis's goal to be carbon neutral by 2035?</text:p>
        </text:list-item>
        <text:list-item>
          <text:p text:style-name="P6">What are the potential challenges Genesis may face in becoming an EV-only brand by 2025?</text:p>
        </text:list-item>
      </text:list>
      <text:p text:style-name="ListParagraph"/>
      <text:h text:style-name="Heading3" text:outline-level="3">2019 VW ID hatch to be world's first carbon neutral production car</text:h>
      <text:p text:style-name="Normal">Score: 143</text:p>
      <text:p text:style-name="Normal">Comments: 69</text:p>
      <text:p text:style-name="Normal">URL: https://www.autoexpress.co.uk/volkswagen/97043/new-2019-vw-id-hatch-to-be-the-world-s-first-carbon-neutral-production-car</text:p>
      <text:h text:style-name="Heading3" text:outline-level="3">Honda 2024 Business Briefing - Honda's plans for electric vehicles and hybrids.</text:h>
      <text:p text:style-name="Normal">Score: 23</text:p>
      <text:p text:style-name="Normal">Comments: 11</text:p>
      <text:p text:style-name="Normal">URL: https://www.reddit.com/r/cars/comments/1d75gqu/honda_2024_business_briefing_hondas_plans_for/</text:p>
      <text:h text:style-name="Heading3" text:outline-level="3">If cars are destined to go electric in the future, some minerals to make the batteries, like lithium, might be in short supply. That being said what are some of everyone’s favorite alternative forms of energy?</text:h>
      <text:p text:style-name="Normal">Score: 17</text:p>
      <text:p text:style-name="Normal">Comments: 72</text:p>
      <text:p text:style-name="Normal">URL: https://www.reddit.com/r/cars/comments/u9swag/if_cars_are_destined_to_go_electric_in_the_future/</text:p>
      <text:h text:style-name="Heading3" text:outline-level="3">E-fuels won't save the internal combustion engine, here's why.</text:h>
      <text:p text:style-name="Normal">Score: 0</text:p>
      <text:p text:style-name="Normal">Comments: 98</text:p>
      <text:p text:style-name="Normal">URL: https://www.reddit.com/r/cars/comments/zu81b0/efuels_wont_save_the_internal_combustion_engine/</text:p>
      <text:soft-page-break/>
      <text:h text:style-name="Heading3" text:outline-level="3">Hybrid Cars with CNG as Fuel</text:h>
      <text:p text:style-name="Normal">Score: 0</text:p>
      <text:p text:style-name="Normal">Comments: 17</text:p>
      <text:p text:style-name="Normal">URL: https://www.reddit.com/r/cars/comments/vhrisj/hybrid_cars_with_cng_as_fuel/</text:p>
      <text:h text:style-name="Heading3" text:outline-level="3">Which zero carbon fuel will win?</text:h>
      <text:p text:style-name="Normal">Score: 10</text:p>
      <text:p text:style-name="Normal">Comments: 35</text:p>
      <text:p text:style-name="Normal">URL: https://www.reddit.com/r/cars/comments/b1h875/which_zero_carbon_fuel_will_win/</text:p>
      <text:h text:style-name="Heading3" text:outline-level="3">EV euphoria is dead. Automakers are scaling back or delaying their electric vehicle plans</text:h>
      <text:p text:style-name="Normal">Score: 14</text:p>
      <text:p text:style-name="Normal">Comments: 260</text:p>
      <text:p text:style-name="Normal">URL: https://www.cnbc.com/2024/03/13/ev-euphoria-is-dead-automakers-trumpet-consumer-choice-in-us.html</text:p>
      <text:h text:style-name="Heading3" text:outline-level="3">Toyota slams electric-car extremism, says no motorists should be left behind. "We’ll have battery-electric vehicles for some customers who’ll want that in town, we’ll have hybrid-electric vehicles, fuel-cell electric vehicles, and plug-in hybrid electric vehicles"</text:h>
      <text:p text:style-name="Normal">Score: 2964</text:p>
      <text:p text:style-name="Normal">Comments: 763</text:p>
      <text:p text:style-name="Normal">URL:<text:s/><text:a xlink:href="https://www.drive.com.au/news/toyota-takes-a-swipe-at-electric-car-extremists-says-no-motorists-should-be-left-behind/" office:target-frame-name="_top" xlink:show="replace"><text:span text:style-name="Hyperlink">https://www.drive.com.au/news/toyota-takes-a-swipe-at-electric-car-extremists-says-no-motorists-should-be-left-behind/</text:span></text:a></text:p>
      <text:list text:style-name="LFO3" text:continue-numbering="true">
        <text:list-item>
          <text:p text:style-name="P7">What are the advantages and disadvantages of Toyota's diversified approach to vehicle electrification?</text:p>
        </text:list-item>
        <text:list-item>
          <text:p text:style-name="P8"/>
        </text:list-item>
      </text:list>
      <text:h text:style-name="Heading3" text:outline-level="3">Toyota’s Chief Says Electric Vehicles Are Overhyped</text:h>
      <text:p text:style-name="Normal">Score: 2068</text:p>
      <text:p text:style-name="Normal">Comments: 843</text:p>
      <text:p text:style-name="Normal">URL: https://www.wsj.com/articles/toyotas-chief-says-electric-vehicles-are-overhyped-11608196665</text:p>
      <text:soft-page-break/>
      <text:h text:style-name="Heading3" text:outline-level="3">General Motors plans to exclusively offer electric vehicles by 2035</text:h>
      <text:p text:style-name="Normal">Score: 2886</text:p>
      <text:p text:style-name="Normal">Comments: 822</text:p>
      <text:p text:style-name="Normal">URL:<text:s/><text:a xlink:href="https://www.cnbc.com/2021/01/28/general-motors-plans-to-exclusively-offer-electric-vehicles-by-2035.html" office:target-frame-name="_top" xlink:show="replace"><text:span text:style-name="Hyperlink">https://www.cnbc.com/2021/01/28/general-motors-plans-to-exclusively-offer-electric-vehicles-by-2035.html</text:span></text:a></text:p>
      <text:list text:style-name="LFO4" text:continue-numbering="true">
        <text:list-item>
          <text:p text:style-name="P9">What are the environmental implications of General Motors transitioning to an all-electric vehicle lineup by 2035?</text:p>
        </text:list-item>
        <text:list-item>
          <text:p text:style-name="P10">How will consumer adoption and perceptions of electric vehicles impact GM’s ability to transition to an all-electric lineup by 2035?</text:p>
        </text:list-item>
        <text:list-item>
          <text:p text:style-name="P11">What strategic steps is General Motors taking to transition to an all-electric vehicle lineup by 2035?</text:p>
        </text:list-item>
      </text:list>
      <text:h text:style-name="Heading3" text:outline-level="3">Ford CEO Jim Farley states electric vehicles will be sold 100% online with nonnegotiable price</text:h>
      <text:p text:style-name="Normal">Score: 5260</text:p>
      <text:p text:style-name="Normal">Comments: 988</text:p>
      <text:p text:style-name="Normal">URL: https://apple.news/AKsdutb04SMql5fSP29LpRQ</text:p>
      <text:h text:style-name="Heading3" text:outline-level="3">More Canadians rejecting electric vehicles: J.D. Power</text:h>
      <text:p text:style-name="Normal">Score: 535</text:p>
      <text:p text:style-name="Normal">Comments: 385</text:p>
      <text:p text:style-name="Normal">URL: https://ca.finance.yahoo.com/news/more-canadians-rejecting-electric-vehicles-jd-power-120032095.html</text:p>
      <text:h text:style-name="Heading3" text:outline-level="3">Anyone went from owning EV car back to Gas Car?</text:h>
      <text:p text:style-name="Normal">Score: 481</text:p>
      <text:p text:style-name="Normal">Comments: 714</text:p>
      <text:p text:style-name="Normal">URL: https://www.reddit.com/r/cars/comments/1acwj26/anyone_went_from_owning_ev_car_back_to_gas_car/</text:p>
      <text:h text:style-name="Heading3" text:outline-level="3">The New Prius Prime Proves That the Best EV Might Not Be an EV</text:h>
      <text:p text:style-name="Normal">Score: 1328</text:p>
      <text:p text:style-name="Normal">Comments: 678</text:p>
      <text:p text:style-name="Normal">URL: https://www.roadandtrack.com/reviews/a43511360/the-new-prius-prime-proves-that-the-best-ev-might-not-be-an-ev/</text:p>
      <text:soft-page-break/>
      <text:h text:style-name="Heading3" text:outline-level="3">2025 Honda Civic Hybrid Revealed</text:h>
      <text:p text:style-name="Normal">Score: 550</text:p>
      <text:p text:style-name="Normal">Comments: 309</text:p>
      <text:p text:style-name="Normal">URL: https://www.caranddriver.com/news/a46429937/2025-honda-civic-hybrid-revealed/</text:p>
      <text:h text:style-name="Heading3" text:outline-level="3">Manual-Equipped Toyota Performance Hybrids May Be Coming Soon</text:h>
      <text:p text:style-name="Normal">Score: 2503</text:p>
      <text:p text:style-name="Normal">Comments: 419</text:p>
      <text:p text:style-name="Normal">URL: https://www.thedrive.com/news/manual-equipped-toyota-performance-hybrids-may-be-coming-soon</text:p>
      <text:p text:style-name="Normal">---</text:p>
      <text:h text:style-name="Heading3" text:outline-level="3">Toyota has what it calls the 1:6:90 rule. Its scientists have calculated that the amount of raw material needed to make a long-range EV could instead be used to make six plug-in electric hybrid vehicles or 90 hybrid vehicles.</text:h>
      <text:p text:style-name="Normal">Score: 1982</text:p>
      <text:p text:style-name="Normal">Comments: 627</text:p>
      <text:p text:style-name="Normal">URL: https://www.axios.com/2023/05/27/electric-vehicles-carbon-emissions</text:p>
      <text:h text:style-name="Heading3" text:outline-level="3">Americans still prefer gas vehicles over hybrid or EVs, study shows</text:h>
      <text:p text:style-name="Normal">Score: 508</text:p>
      <text:p text:style-name="Normal">Comments: 466</text:p>
      <text:list text:style-name="LFO5" text:continue-numbering="true">
        <text:list-item>
          <text:p text:style-name="P12">What are the primary factors influencing American consumers' preference for gas vehicles over hybrid or electric vehicles?</text:p>
        </text:list-item>
        <text:list-item>
          <text:p text:style-name="P13">What role does the availability and accessibility of charging infrastructure play in the adoption of hybrid and electric vehicles in the United States?</text:p>
        </text:list-item>
      </text:list>
      <text:p text:style-name="Normal">URL: https://www.reuters.com/business/autos-transportation/americans-still-prefer-gas-vehicles-over-hybrid-or-evs-study-shows-2024-05-30/</text:p>
      <text:h text:style-name="Heading3" text:outline-level="3">New 2025 Honda Civic Gains Powerful Hybrid Trims, Sportier Styling and Improved Tech</text:h>
      <text:p text:style-name="Normal">Score: 846</text:p>
      <text:p text:style-name="Normal">Comments: 396</text:p>
      <text:soft-page-break/>
      <text:p text:style-name="Normal">URL: https://hondanews.com/en-US/honda-automobiles/releases/release-70527d767f112a34ec2e42bfb5036d06-new-2025-honda-civic-gains-powerful-hybrid-trims-sportier-styling-and-improved-tech</text:p>
      <text:h text:style-name="Heading3" text:outline-level="3">Toyota Is Right: We Need More Hybrid Cars and Fewer EVs. Here's Why</text:h>
      <text:p text:style-name="Normal">Score: 1508</text:p>
      <text:p text:style-name="Normal">Comments: 624</text:p>
      <text:p text:style-name="Normal">URL:<text:s/><text:a xlink:href="https://www.thedrive.com/features/toyota-is-right-we-need-more-hybrid-cars-and-fewer-evs-heres" office:target-frame-name="_top" xlink:show="replace"><text:span text:style-name="Hyperlink">https://www.thedrive.com/features/toyota-is-right-we-need-more-hybrid-cars-and-fewer-evs-heres</text:span></text:a></text:p>
      <text:h text:style-name="Heading3" text:outline-level="3">The Next-Generation Mazda CX-5 Will Be Hybrid</text:h>
      <text:p text:style-name="Normal">Score: 631</text:p>
      <text:p text:style-name="Normal">Comments: 151</text:p>
      <text:p text:style-name="Normal">URL: https://www.motor1.com/news/719410/mazda-confirms-next-generation-cx5/</text:p>
      <text:h text:style-name="Heading3" text:outline-level="3">Porsche to suppliers: Switch to renewable energy or lose future contracts</text:h>
      <text:p text:style-name="Normal">Score: 626</text:p>
      <text:p text:style-name="Normal">Comments: 103</text:p>
      <text:p text:style-name="Normal">URL: https://newsroom.porsche.com/en_US/2021/company/porsche-co2-neutral-balance-2030-suppliers-switch-green-energy-24992.html</text:p>
      <text:p text:style-name="Normal">---</text:p>
      <text:p text:style-name="P14">(search from above again)</text:p>
      <text:h text:style-name="Heading3" text:outline-level="3">Tesla is working on a carbon-neutral nickel supply deal with Giga Metals, report says</text:h>
      <text:p text:style-name="Normal">Score: 246</text:p>
      <text:p text:style-name="Normal">Comments: 38</text:p>
      <text:p text:style-name="Normal">URL: https://electrek.co/2020/09/11/tesla-carbon-neutral-nickel-supply-deal-giga-metals-report/</text:p>
      <text:h text:style-name="Heading3" text:outline-level="3">Gigafactory carbon neutral, can we make it carbon negative using carbon capture techniques?</text:h>
      <text:p text:style-name="Normal">Score: 5</text:p>
      <text:p text:style-name="Normal">Comments: 10</text:p>
      <text:soft-page-break/>
      <text:p text:style-name="Normal">URL: https://www.reddit.com/r/teslamotors/comments/4wwvu2/gigafactory_carbon_neutral_can_we_make_it_carbon/</text:p>
      <text:h text:style-name="Heading3" text:outline-level="3">"what they don't tell you is how they deal with the toxic battery waste after the lifetime is up." Does anyone have a completing argument or information against this??</text:h>
      <text:p text:style-name="Normal">Score: 9</text:p>
      <text:p text:style-name="Normal">Comments: 16</text:p>
      <text:p text:style-name="Normal">URL: https://www.reddit.com/r/teslamotors/comments/28a9zn/what_they_dont_tell_you_is_how_they_deal_with_the/</text:p>
      <text:h text:style-name="Heading3" text:outline-level="3">Tesla says it will power all Superchargers with renewable energy this year</text:h>
      <text:p text:style-name="Normal">Score: 3007</text:p>
      <text:p text:style-name="Normal">Comments: 285</text:p>
      <text:p text:style-name="Normal">URL: https://electrek.co/2021/04/27/tesla-power-all-superchargers-with-renewable-energy-this-year/</text:p>
      <text:h text:style-name="Heading3" text:outline-level="3">Tesla to offer free charging at home and power its Supercharger network with 100% renewable energy in Sweden</text:h>
      <text:p text:style-name="Normal">Score: 348</text:p>
      <text:p text:style-name="Normal">Comments: 25</text:p>
      <text:p text:style-name="Normal">URL: http://electrek.co/2016/02/08/tesla-free-charging-home-sweden/</text:p>
      <text:h text:style-name="Heading3" text:outline-level="3">Audi produces diesel from carbon dioxide and water using renewable energy (x-post r/world news)</text:h>
      <text:p text:style-name="Normal">Score: 14</text:p>
      <text:p text:style-name="Normal">Comments: 4</text:p>
      <text:p text:style-name="Normal">URL: http://www.sciencealert.com/audi-have-successfully-made-diesel-fuel-from-air-and-water</text:p>
      <text:p text:style-name="P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fo:color="#272727" fo:hyphenate="false"/>
    </style:style>
    <style:style style:name="Normal" style:display-name="Normal" style:family="paragraph">
      <style:paragraph-properties fo:margin-bottom="0.1388in" fo:line-height="115%"/>
      <style:text-properties style:font-name-asian="Times New Roman" style:letter-kerning="false" fo:language="en" fo:country="U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Krishna Kumar</meta:initial-creator>
    <dc:creator>Krishna Kumar</dc:creator>
    <meta:creation-date>2024-06-18T14:39:00Z</meta:creation-date>
    <dc:date>2024-06-24T14:57:00Z</dc:date>
    <meta:template xlink:href="Normal" xlink:type="simple"/>
    <meta:editing-cycles>2</meta:editing-cycles>
    <meta:editing-duration>PT0S</meta:editing-duration>
    <meta:document-statistic meta:page-count="7" meta:paragraph-count="17" meta:word-count="1283" meta:character-count="8581" meta:row-count="60" meta:non-whitespace-character-count="7315"/>
  </office:meta>
</office:document-meta>
</file>